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nLeafPosition.NonLeafPosition( LayoutManager lm , Position su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nLeafPosition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LeafPosition.generatesArea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LeafPosition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